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Gentium Basic" svg:font-family="'Gentium Basic'"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style:style>
    <style:style style:name="P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2e54f1"/>
    </style:style>
    <style:style style:name="P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3b8913"/>
    </style:style>
    <style:style style:name="P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3f521d"/>
    </style:style>
    <style:style style:name="P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4687d7"/>
    </style:style>
    <style:style style:name="P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4b0b7c"/>
    </style:style>
    <style:style style:name="P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519cee"/>
    </style:style>
    <style:style style:name="P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5647b3"/>
    </style:style>
    <style:style style:name="P1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5f1a99"/>
    </style:style>
    <style:style style:name="P11"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6117d9"/>
    </style:style>
    <style:style style:name="P1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635746"/>
    </style:style>
    <style:style style:name="P1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6e9eda"/>
    </style:style>
    <style:style style:name="P1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rsid="001e5189" officeooo:paragraph-rsid="00379531" fo:background-color="transparent"/>
    </style:style>
    <style:style style:name="P1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7bcc2a"/>
    </style:style>
    <style:style style:name="P1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808a20"/>
    </style:style>
    <style:style style:name="P1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9783a0"/>
    </style:style>
    <style:style style:name="P1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9f7596"/>
    </style:style>
    <style:style style:name="P1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a27633"/>
    </style:style>
    <style:style style:name="P2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a97175"/>
    </style:style>
    <style:style style:name="P21"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aad355"/>
    </style:style>
    <style:style style:name="P2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a5a3e"/>
    </style:style>
    <style:style style:name="P2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a9c7c"/>
    </style:style>
    <style:style style:name="P2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c0c25"/>
    </style:style>
    <style:style style:name="P2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af4235"/>
    </style:style>
    <style:style style:name="P2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2e567"/>
    </style:style>
    <style:style style:name="P2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40ebd"/>
    </style:style>
    <style:style style:name="P2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6199c"/>
    </style:style>
    <style:style style:name="P2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d06a9"/>
    </style:style>
    <style:style style:name="P3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aaac8"/>
    </style:style>
    <style:style style:name="P31"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d092b"/>
    </style:style>
    <style:style style:name="P3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bdc0d0"/>
    </style:style>
    <style:style style:name="P3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c1c242"/>
    </style:style>
    <style:style style:name="P3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c36441"/>
    </style:style>
    <style:style style:name="P3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ca9b3a"/>
    </style:style>
    <style:style style:name="P3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cbddf0"/>
    </style:style>
    <style:style style:name="P3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cd86f6"/>
    </style:style>
    <style:style style:name="P3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d1c59a"/>
    </style:style>
    <style:style style:name="P3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d8684d"/>
    </style:style>
    <style:style style:name="P4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d9a19f"/>
    </style:style>
    <style:style style:name="P41"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d9db99"/>
    </style:style>
    <style:style style:name="P4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d9fead"/>
    </style:style>
    <style:style style:name="P4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e11f13"/>
    </style:style>
    <style:style style:name="P4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e1fce9"/>
    </style:style>
    <style:style style:name="P4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ec7dde"/>
    </style:style>
    <style:style style:name="P4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f0563f"/>
    </style:style>
    <style:style style:name="P4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f10aa6"/>
    </style:style>
    <style:style style:name="P4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f12f8c"/>
    </style:style>
    <style:style style:name="P4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f1b778"/>
    </style:style>
    <style:style style:name="T1" style:family="text">
      <style:text-properties fo:language="de" fo:country="DE"/>
    </style:style>
    <style:style style:name="T2" style:family="text">
      <style:text-properties fo:language="de" fo:country="DE" fo:background-color="transparent" loext:char-shading-value="0"/>
    </style:style>
    <style:style style:name="T3" style:family="text">
      <style:text-properties fo:language="de" fo:country="DE" fo:background-color="#ffd320" loext:char-shading-value="0"/>
    </style:style>
    <style:style style:name="T4" style:family="text">
      <style:text-properties fo:language="de" fo:country="DE" officeooo:rsid="006fd1c7"/>
    </style:style>
    <style:style style:name="T5" style:family="text">
      <style:text-properties fo:language="de" fo:country="DE" officeooo:rsid="00b40ebd"/>
    </style:style>
    <style:style style:name="T6" style:family="text">
      <style:text-properties fo:language="fr" fo:country="FR"/>
    </style:style>
    <style:style style:name="T7" style:family="text">
      <style:text-properties fo:language="fr" fo:country="FR" fo:background-color="#ffd320" loext:char-shading-value="0"/>
    </style:style>
    <style:style style:name="T8" style:family="text">
      <style:text-properties fo:language="fr" fo:country="FR" officeooo:rsid="00b214b7" fo:background-color="#ffd320" loext:char-shading-value="0"/>
    </style:style>
    <style:style style:name="T9" style:family="text">
      <style:text-properties fo:language="fr" fo:country="FR" fo:background-color="#ffd320" loext:char-shading-value="0"/>
    </style:style>
    <style:style style:name="T10" style:family="text">
      <style:text-properties fo:language="fr" fo:country="FR" officeooo:rsid="00bd06a9" fo:background-color="#ffd320" loext:char-shading-value="0"/>
    </style:style>
    <style:style style:name="T11" style:family="text">
      <style:text-properties fo:language="fr" fo:country="FR" fo:background-color="transparent" loext:char-shading-value="0"/>
    </style:style>
    <style:style style:name="T12" style:family="text">
      <style:text-properties fo:language="fr" fo:country="FR" officeooo:rsid="00bd06a9" fo:background-color="transparent" loext:char-shading-value="0"/>
    </style:style>
    <style:style style:name="T13" style:family="text">
      <style:text-properties fo:language="fr" fo:country="FR" officeooo:rsid="009f7596"/>
    </style:style>
    <style:style style:name="T14" style:family="text">
      <style:text-properties fo:language="fr" fo:country="FR" officeooo:rsid="00af4235"/>
    </style:style>
    <style:style style:name="T15" style:family="text">
      <style:text-properties fo:language="fr" fo:country="FR" officeooo:rsid="00b2e567"/>
    </style:style>
    <style:style style:name="T16" style:family="text">
      <style:text-properties fo:language="da" fo:country="DK" fo:background-color="transparent" loext:char-shading-value="0"/>
    </style:style>
    <style:style style:name="T17" style:family="text">
      <style:text-properties fo:language="nl" fo:country="NL"/>
    </style:style>
    <style:style style:name="T18" style:family="text">
      <style:text-properties fo:language="nl" fo:country="NL" fo:background-color="#ffd320" loext:char-shading-value="0"/>
    </style:style>
    <style:style style:name="T19" style:family="text">
      <style:text-properties fo:language="nl" fo:country="NL" fo:background-color="transparent" loext:char-shading-value="0"/>
    </style:style>
    <style:style style:name="T20" style:family="text">
      <style:text-properties fo:language="nl" fo:country="NL" officeooo:rsid="0084a7cc" fo:background-color="transparent" loext:char-shading-value="0"/>
    </style:style>
    <style:style style:name="T21" style:family="text">
      <style:text-properties fo:language="nl" fo:country="NL" officeooo:rsid="00cbddf0"/>
    </style:style>
    <style:style style:name="T22" style:family="text">
      <style:text-properties fo:language="it" fo:country="IT"/>
    </style:style>
    <style:style style:name="T23" style:family="text">
      <style:text-properties fo:language="it" fo:country="IT" fo:background-color="transparent" loext:char-shading-value="0"/>
    </style:style>
    <style:style style:name="T24" style:family="text">
      <style:text-properties fo:language="it" fo:country="IT" officeooo:rsid="00bd092b" fo:background-color="transparent" loext:char-shading-value="0"/>
    </style:style>
    <style:style style:name="T25" style:family="text">
      <style:text-properties fo:language="it" fo:country="IT" fo:background-color="#ffd320" loext:char-shading-value="0"/>
    </style:style>
    <style:style style:name="T26" style:family="text">
      <style:text-properties fo:language="it" fo:country="IT" officeooo:rsid="00bd06a9" fo:background-color="#ffd320" loext:char-shading-value="0"/>
    </style:style>
    <style:style style:name="T27" style:family="text">
      <style:text-properties fo:language="it" fo:country="IT" officeooo:rsid="009783a0"/>
    </style:style>
    <style:style style:name="T28" style:family="text">
      <style:text-properties fo:language="it" fo:country="IT" officeooo:rsid="00a27633"/>
    </style:style>
    <style:style style:name="T29" style:family="text">
      <style:text-properties fo:language="it" fo:country="IT" officeooo:rsid="00baaac8"/>
    </style:style>
    <style:style style:name="T30" style:family="text">
      <style:text-properties style:rfc-language-tag="es-ES-u-co-trad" fo:language="es" fo:country="ES"/>
    </style:style>
    <style:style style:name="T31" style:family="text">
      <style:text-properties fo:background-color="#ffd320" loext:char-shading-value="0"/>
    </style:style>
    <style:style style:name="T32" style:family="text">
      <style:text-properties officeooo:rsid="000711db" fo:background-color="#ffd320" loext:char-shading-value="0"/>
    </style:style>
    <style:style style:name="T33" style:family="text">
      <style:text-properties officeooo:rsid="0059627a" fo:background-color="#ffd320" loext:char-shading-value="0"/>
    </style:style>
    <style:style style:name="T34" style:family="text">
      <style:text-properties officeooo:rsid="006cf3e5" fo:background-color="#ffd320" loext:char-shading-value="0"/>
    </style:style>
    <style:style style:name="T35" style:family="text">
      <style:text-properties officeooo:rsid="0084a7cc" fo:background-color="#ffd320" loext:char-shading-value="0"/>
    </style:style>
    <style:style style:name="T36" style:family="text">
      <style:text-properties officeooo:rsid="0091eded" fo:background-color="#ffd320" loext:char-shading-value="0"/>
    </style:style>
    <style:style style:name="T37" style:family="text">
      <style:text-properties officeooo:rsid="00aec8f5" fo:background-color="#ffd320" loext:char-shading-value="0"/>
    </style:style>
    <style:style style:name="T38" style:family="text">
      <style:text-properties officeooo:rsid="00ac03cb" fo:background-color="#ffd320" loext:char-shading-value="0"/>
    </style:style>
    <style:style style:name="T39" style:family="text">
      <style:text-properties officeooo:rsid="00b214b7" fo:background-color="#ffd320" loext:char-shading-value="0"/>
    </style:style>
    <style:style style:name="T40" style:family="text">
      <style:text-properties officeooo:rsid="00b2e567" fo:background-color="#ffd320" loext:char-shading-value="0"/>
    </style:style>
    <style:style style:name="T41" style:family="text">
      <style:text-properties officeooo:rsid="00b456ca" fo:background-color="#ffd320" loext:char-shading-value="0"/>
    </style:style>
    <style:style style:name="T42" style:family="text">
      <style:text-properties officeooo:rsid="00bd06a9" fo:background-color="#ffd320" loext:char-shading-value="0"/>
    </style:style>
    <style:style style:name="T43" style:family="text">
      <style:text-properties officeooo:rsid="00bd06a9" fo:background-color="#ffd320" loext:char-shading-value="0"/>
    </style:style>
    <style:style style:name="T44" style:family="text">
      <style:text-properties fo:background-color="#ffd320" loext:char-shading-value="0"/>
    </style:style>
    <style:style style:name="T45" style:family="text">
      <style:text-properties officeooo:rsid="00c1c242" fo:background-color="#ffd320" loext:char-shading-value="0"/>
    </style:style>
    <style:style style:name="T46" style:family="text">
      <style:text-properties officeooo:rsid="00cbddf0" fo:background-color="#ffd320" loext:char-shading-value="0"/>
    </style:style>
    <style:style style:name="T47" style:family="text">
      <style:text-properties officeooo:rsid="00cfa2da" fo:background-color="#ffd320" loext:char-shading-value="0"/>
    </style:style>
    <style:style style:name="T48" style:family="text">
      <style:text-properties officeooo:rsid="00d1c59a" fo:background-color="#ffd320" loext:char-shading-value="0"/>
    </style:style>
    <style:style style:name="T49" style:family="text">
      <style:text-properties officeooo:rsid="00d5f1aa" fo:background-color="#ffd320" loext:char-shading-value="0"/>
    </style:style>
    <style:style style:name="T50" style:family="text">
      <style:text-properties officeooo:rsid="00d8684d" fo:background-color="#ffd320" loext:char-shading-value="0"/>
    </style:style>
    <style:style style:name="T51" style:family="text">
      <style:text-properties officeooo:rsid="00d9db99" fo:background-color="#ffd320" loext:char-shading-value="0"/>
    </style:style>
    <style:style style:name="T52" style:family="text">
      <style:text-properties officeooo:rsid="00d9fead" fo:background-color="#ffd320" loext:char-shading-value="0"/>
    </style:style>
    <style:style style:name="T53" style:family="text">
      <style:text-properties officeooo:rsid="00dbf64e" fo:background-color="#ffd320" loext:char-shading-value="0"/>
    </style:style>
    <style:style style:name="T54" style:family="text">
      <style:text-properties officeooo:rsid="00dd7143" fo:background-color="#ffd320" loext:char-shading-value="0"/>
    </style:style>
    <style:style style:name="T55" style:family="text">
      <style:text-properties officeooo:rsid="00eac992" fo:background-color="#ffd320" loext:char-shading-value="0"/>
    </style:style>
    <style:style style:name="T56" style:family="text">
      <style:text-properties officeooo:rsid="009f7596" fo:background-color="#ffd320" loext:char-shading-value="0"/>
    </style:style>
    <style:style style:name="T57" style:family="text">
      <style:text-properties fo:background-color="#f7ba6e" loext:char-shading-value="0"/>
    </style:style>
    <style:style style:name="T58" style:family="text">
      <style:text-properties officeooo:rsid="00068840" fo:background-color="#f7ba6e" loext:char-shading-value="0"/>
    </style:style>
    <style:style style:name="T59" style:family="text">
      <style:text-properties officeooo:rsid="00144d80" fo:background-color="#f7ba6e" loext:char-shading-value="0"/>
    </style:style>
    <style:style style:name="T60" style:family="text">
      <style:text-properties fo:background-color="transparent" loext:char-shading-value="0"/>
    </style:style>
    <style:style style:name="T61" style:family="text">
      <style:text-properties officeooo:rsid="0045f3f0" fo:background-color="transparent" loext:char-shading-value="0"/>
    </style:style>
    <style:style style:name="T62" style:family="text">
      <style:text-properties officeooo:rsid="0091eded" fo:background-color="transparent" loext:char-shading-value="0"/>
    </style:style>
    <style:style style:name="T63" style:family="text">
      <style:text-properties officeooo:rsid="00aec8f5" fo:background-color="transparent" loext:char-shading-value="0"/>
    </style:style>
    <style:style style:name="T64" style:family="text">
      <style:text-properties officeooo:rsid="00bd06a9" fo:background-color="transparent" loext:char-shading-value="0"/>
    </style:style>
    <style:style style:name="T65" style:family="text">
      <style:text-properties officeooo:rsid="00bd092b" fo:background-color="transparent" loext:char-shading-value="0"/>
    </style:style>
    <style:style style:name="T66" style:family="text">
      <style:text-properties officeooo:rsid="00bdc0d0" fo:background-color="transparent" loext:char-shading-value="0"/>
    </style:style>
    <style:style style:name="T67" style:family="text">
      <style:text-properties officeooo:rsid="00ca9b3a" fo:background-color="transparent" loext:char-shading-value="0"/>
    </style:style>
    <style:style style:name="T68" style:family="text">
      <style:text-properties fo:background-color="transparent" loext:char-shading-value="0"/>
    </style:style>
    <style:style style:name="T69" style:family="text">
      <style:text-properties officeooo:rsid="00cfa2da" fo:background-color="transparent" loext:char-shading-value="0"/>
    </style:style>
    <style:style style:name="T70" style:family="text">
      <style:text-properties officeooo:rsid="00d1c59a" fo:background-color="transparent" loext:char-shading-value="0"/>
    </style:style>
    <style:style style:name="T71" style:family="text">
      <style:text-properties officeooo:rsid="00d9db99" fo:background-color="transparent" loext:char-shading-value="0"/>
    </style:style>
    <style:style style:name="T72" style:family="text">
      <style:text-properties fo:font-weight="normal" officeooo:rsid="004b0b7c" fo:background-color="#ffd320" loext:char-shading-value="0" style:font-weight-asian="normal" style:font-weight-complex="normal"/>
    </style:style>
    <style:style style:name="T73" style:family="text">
      <style:text-properties fo:font-weight="normal" officeooo:rsid="00e4ac1a" fo:background-color="#ffd320" loext:char-shading-value="0" style:font-weight-asian="normal" style:font-weight-complex="normal"/>
    </style:style>
    <style:style style:name="T74" style:family="text">
      <style:text-properties officeooo:rsid="001a9c7c"/>
    </style:style>
    <style:style style:name="T75" style:family="text">
      <style:text-properties fo:font-weight="bold" style:font-weight-asian="bold" style:font-weight-complex="bold"/>
    </style:style>
    <style:style style:name="T76" style:family="text">
      <style:text-properties officeooo:rsid="002a5e7a"/>
    </style:style>
    <style:style style:name="T77" style:family="text">
      <style:text-properties officeooo:rsid="002e54f1"/>
    </style:style>
    <style:style style:name="T78" style:family="text">
      <style:text-properties officeooo:rsid="002e9766"/>
    </style:style>
    <style:style style:name="T79" style:family="text">
      <style:text-properties officeooo:rsid="002f894b"/>
    </style:style>
    <style:style style:name="T80" style:family="text">
      <style:text-properties officeooo:rsid="0035bb14"/>
    </style:style>
    <style:style style:name="T81" style:family="text">
      <style:text-properties officeooo:rsid="00379531"/>
    </style:style>
    <style:style style:name="T82" style:family="text">
      <style:text-properties officeooo:rsid="003b8913"/>
    </style:style>
    <style:style style:name="T83" style:family="text">
      <style:text-properties officeooo:rsid="003f109a"/>
    </style:style>
    <style:style style:name="T84" style:family="text">
      <style:text-properties officeooo:rsid="003f521d"/>
    </style:style>
    <style:style style:name="T85" style:family="text">
      <style:text-properties officeooo:rsid="004361c1"/>
    </style:style>
    <style:style style:name="T86" style:family="text">
      <style:text-properties officeooo:rsid="00465d18"/>
    </style:style>
    <style:style style:name="T87" style:family="text">
      <style:text-properties officeooo:rsid="004687d7"/>
    </style:style>
    <style:style style:name="T88" style:family="text">
      <style:text-properties officeooo:rsid="004912fc"/>
    </style:style>
    <style:style style:name="T89" style:family="text">
      <style:text-properties officeooo:rsid="0049a430"/>
    </style:style>
    <style:style style:name="T90" style:family="text">
      <style:text-properties officeooo:rsid="004b0b7c"/>
    </style:style>
    <style:style style:name="T91" style:family="text">
      <style:text-properties officeooo:rsid="004cdb1b"/>
    </style:style>
    <style:style style:name="T92" style:family="text">
      <style:text-properties officeooo:rsid="004e264b"/>
    </style:style>
    <style:style style:name="T93" style:family="text">
      <style:text-properties officeooo:rsid="004f1442"/>
    </style:style>
    <style:style style:name="T94" style:family="text">
      <style:text-properties officeooo:rsid="00519cee"/>
    </style:style>
    <style:style style:name="T95" style:family="text">
      <style:text-properties officeooo:rsid="0052d7a5"/>
    </style:style>
    <style:style style:name="T96" style:family="text">
      <style:text-properties officeooo:rsid="005647b3"/>
    </style:style>
    <style:style style:name="T97" style:family="text">
      <style:text-properties officeooo:rsid="005c87b8"/>
    </style:style>
    <style:style style:name="T98" style:family="text">
      <style:text-properties officeooo:rsid="005f1a99"/>
    </style:style>
    <style:style style:name="T99" style:family="text">
      <style:text-properties officeooo:rsid="005f4a60"/>
    </style:style>
    <style:style style:name="T100" style:family="text">
      <style:text-properties officeooo:rsid="006117d9"/>
    </style:style>
    <style:style style:name="T101" style:family="text">
      <style:text-properties officeooo:rsid="0065333b"/>
    </style:style>
    <style:style style:name="T102" style:family="text">
      <style:text-properties officeooo:rsid="00665e28"/>
    </style:style>
    <style:style style:name="T103" style:family="text">
      <style:text-properties officeooo:rsid="00683636"/>
    </style:style>
    <style:style style:name="T104" style:family="text">
      <style:text-properties officeooo:rsid="006cf3e5"/>
    </style:style>
    <style:style style:name="T105" style:family="text">
      <style:text-properties officeooo:rsid="00710cd1"/>
    </style:style>
    <style:style style:name="T106" style:family="text">
      <style:text-properties officeooo:rsid="0072f9b9"/>
    </style:style>
    <style:style style:name="T107" style:family="text">
      <style:text-properties officeooo:rsid="00756955"/>
    </style:style>
    <style:style style:name="T108" style:family="text">
      <style:text-properties officeooo:rsid="0077abcc"/>
    </style:style>
    <style:style style:name="T109" style:family="text">
      <style:text-properties officeooo:rsid="007a3b56"/>
    </style:style>
    <style:style style:name="T110" style:family="text">
      <style:text-properties officeooo:rsid="007bcc2a"/>
    </style:style>
    <style:style style:name="T111" style:family="text">
      <style:text-properties officeooo:rsid="007d5512"/>
    </style:style>
    <style:style style:name="T112" style:family="text">
      <style:text-properties officeooo:rsid="007d615f"/>
    </style:style>
    <style:style style:name="T113" style:family="text">
      <style:text-properties officeooo:rsid="00808a20"/>
    </style:style>
    <style:style style:name="T114" style:family="text">
      <style:text-properties officeooo:rsid="0082c816"/>
    </style:style>
    <style:style style:name="T115" style:family="text">
      <style:text-properties officeooo:rsid="0084a7cc"/>
    </style:style>
    <style:style style:name="T116" style:family="text">
      <style:text-properties officeooo:rsid="008582fe"/>
    </style:style>
    <style:style style:name="T117" style:family="text">
      <style:text-properties officeooo:rsid="0087c3c8"/>
    </style:style>
    <style:style style:name="T118" style:family="text">
      <style:text-properties officeooo:rsid="0089677d"/>
    </style:style>
    <style:style style:name="T119" style:family="text">
      <style:text-properties officeooo:rsid="008999bf"/>
    </style:style>
    <style:style style:name="T120" style:family="text">
      <style:text-properties officeooo:rsid="008b151a"/>
    </style:style>
    <style:style style:name="T121" style:family="text">
      <style:text-properties officeooo:rsid="008b4f4c"/>
    </style:style>
    <style:style style:name="T122" style:family="text">
      <style:text-properties officeooo:rsid="008cb560"/>
    </style:style>
    <style:style style:name="T123" style:family="text">
      <style:text-properties officeooo:rsid="008e8b49"/>
    </style:style>
    <style:style style:name="T124" style:family="text">
      <style:text-properties officeooo:rsid="008e9063"/>
    </style:style>
    <style:style style:name="T125" style:family="text">
      <style:text-properties officeooo:rsid="008f7159"/>
    </style:style>
    <style:style style:name="T126" style:family="text">
      <style:text-properties officeooo:rsid="0091eded"/>
    </style:style>
    <style:style style:name="T127" style:family="text">
      <style:text-properties officeooo:rsid="0093cbbc"/>
    </style:style>
    <style:style style:name="T128" style:family="text">
      <style:text-properties officeooo:rsid="00947f56"/>
    </style:style>
    <style:style style:name="T129" style:family="text">
      <style:text-properties officeooo:rsid="009783a0"/>
    </style:style>
    <style:style style:name="T130" style:family="text">
      <style:text-properties officeooo:rsid="009a96c7"/>
    </style:style>
    <style:style style:name="T131" style:family="text">
      <style:text-properties officeooo:rsid="009f7596"/>
    </style:style>
    <style:style style:name="T132" style:family="text">
      <style:text-properties fo:font-style="italic" style:font-style-asian="italic" style:font-style-complex="italic"/>
    </style:style>
    <style:style style:name="T133" style:family="text">
      <style:text-properties officeooo:rsid="00a0ad97"/>
    </style:style>
    <style:style style:name="T134" style:family="text">
      <style:text-properties officeooo:rsid="00a27633"/>
    </style:style>
    <style:style style:name="T135" style:family="text">
      <style:text-properties officeooo:rsid="00a3eaf2"/>
    </style:style>
    <style:style style:name="T136" style:family="text">
      <style:text-properties officeooo:rsid="00a575b9"/>
    </style:style>
    <style:style style:name="T137" style:family="text">
      <style:text-properties officeooo:rsid="00a97175"/>
    </style:style>
    <style:style style:name="T138" style:family="text">
      <style:text-properties officeooo:rsid="00aad355"/>
    </style:style>
    <style:style style:name="T139" style:family="text">
      <style:text-properties officeooo:rsid="00ad783a"/>
    </style:style>
    <style:style style:name="T140" style:family="text">
      <style:text-properties officeooo:rsid="00ad9888"/>
    </style:style>
    <style:style style:name="T141" style:family="text">
      <style:text-properties officeooo:rsid="00aec8f5"/>
    </style:style>
    <style:style style:name="T142" style:family="text">
      <style:text-properties officeooo:rsid="00af4235"/>
    </style:style>
    <style:style style:name="T143" style:family="text">
      <style:text-properties officeooo:rsid="00b214b7"/>
    </style:style>
    <style:style style:name="T144" style:family="text">
      <style:text-properties officeooo:rsid="00b2e567"/>
    </style:style>
    <style:style style:name="T145" style:family="text">
      <style:text-properties officeooo:rsid="00b40ebd"/>
    </style:style>
    <style:style style:name="T146" style:family="text">
      <style:text-properties officeooo:rsid="00b456ca"/>
    </style:style>
    <style:style style:name="T147" style:family="text">
      <style:text-properties officeooo:rsid="00b5cfbf"/>
    </style:style>
    <style:style style:name="T148" style:family="text">
      <style:text-properties officeooo:rsid="00b6199c"/>
    </style:style>
    <style:style style:name="T149" style:family="text">
      <style:text-properties officeooo:rsid="00b7e428"/>
    </style:style>
    <style:style style:name="T150" style:family="text">
      <style:text-properties officeooo:rsid="00baaac8"/>
    </style:style>
    <style:style style:name="T151" style:family="text">
      <style:text-properties officeooo:rsid="00bdc0d0"/>
    </style:style>
    <style:style style:name="T152" style:family="text">
      <style:text-properties officeooo:rsid="00bfa98d"/>
    </style:style>
    <style:style style:name="T153" style:family="text">
      <style:text-properties officeooo:rsid="00c14f5f"/>
    </style:style>
    <style:style style:name="T154" style:family="text">
      <style:text-properties officeooo:rsid="00c1c242"/>
    </style:style>
    <style:style style:name="T155" style:family="text">
      <style:text-properties officeooo:rsid="00c36441"/>
    </style:style>
    <style:style style:name="T156" style:family="text">
      <style:text-properties officeooo:rsid="00c4f3f7"/>
    </style:style>
    <style:style style:name="T157" style:family="text">
      <style:text-properties officeooo:rsid="00ca9b3a"/>
    </style:style>
    <style:style style:name="T158" style:family="text">
      <style:text-properties officeooo:rsid="00cbddf0"/>
    </style:style>
    <style:style style:name="T159" style:family="text">
      <style:text-properties officeooo:rsid="00d1d9c5"/>
    </style:style>
    <style:style style:name="T160" style:family="text">
      <style:text-properties officeooo:rsid="00d5f1aa"/>
    </style:style>
    <style:style style:name="T161" style:family="text">
      <style:text-properties officeooo:rsid="00d7d12a"/>
    </style:style>
    <style:style style:name="T162" style:family="text">
      <style:text-properties officeooo:rsid="00d8684d"/>
    </style:style>
    <style:style style:name="T163" style:family="text">
      <style:text-properties officeooo:rsid="00d9a19f"/>
    </style:style>
    <style:style style:name="T164" style:family="text">
      <style:text-properties officeooo:rsid="00d9db99"/>
    </style:style>
    <style:style style:name="T165" style:family="text">
      <style:text-properties officeooo:rsid="00d9ee6c"/>
    </style:style>
    <style:style style:name="T166" style:family="text">
      <style:text-properties officeooo:rsid="00d9fead"/>
    </style:style>
    <style:style style:name="T167" style:family="text">
      <style:text-properties officeooo:rsid="00dbf64e"/>
    </style:style>
    <style:style style:name="T168" style:family="text">
      <style:text-properties officeooo:rsid="00dd7143"/>
    </style:style>
    <style:style style:name="T169" style:family="text">
      <style:text-properties officeooo:rsid="00e11f13"/>
    </style:style>
    <style:style style:name="T170" style:family="text">
      <style:text-properties officeooo:rsid="00e7997d"/>
    </style:style>
    <style:style style:name="T171" style:family="text">
      <style:text-properties officeooo:rsid="00e94467"/>
    </style:style>
    <style:style style:name="T172" style:family="text">
      <style:text-properties officeooo:rsid="00f10aa6"/>
    </style:style>
    <style:style style:name="T173" style:family="text">
      <style:text-properties fo:background-color="#7fb88e" loext:char-shading-value="0"/>
    </style:style>
    <style:style style:name="T174" style:family="text">
      <style:text-properties fo:background-color="#7fb88e" loext:char-shading-value="0"/>
    </style:style>
    <style:style style:name="T175" style:family="text">
      <style:text-properties fo:background-color="#8cd0f6" loext:char-shading-value="0"/>
    </style:style>
    <style:style style:name="T176" style:family="text">
      <style:text-properties fo:background-color="#8cd0f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75">Introduction</text:span>: <text:span text:style-name="T76">The following panel conversation </text:span><text:span text:style-name="T81">on the theme of Resilience, Community, and Spirituality</text:span><text:span text:style-name="T76"> took place during the Earth Holder’s Retreat called </text:span><text:a xlink:type="simple" xlink:href="https://plumvillage.org/retreats/info/earth-week-love-is-freedom" text:style-name="Internet_20_link" text:visited-style-name="Visited_20_Internet_20_Link"><text:span text:style-name="T76">‘Love is Freedom’ in Jun</text:span><text:span text:style-name="T109">e</text:span><text:span text:style-name="T76"> 2023</text:span></text:a><text:span text:style-name="T76">, which was hosted on-site in Plum Village France </text:span><text:span text:style-name="T80">with 700 retreatants</text:span><text:span text:style-name="T76">, as well </text:span><text:span text:style-name="T81">as </text:span><text:span text:style-name="T80">an additional</text:span><text:span text:style-name="T76"> </text:span><text:span text:style-name="T80">700 </text:span><text:span text:style-name="T76">online. </text:span><text:span text:style-name="T80">Our t</text:span><text:span text:style-name="T76">hree panelists Tho Ha Vinh, Reghina Harilal, and Satish Kumar </text:span><text:span text:style-name="T80">joined</text:span><text:span text:style-name="T76"> us online.</text:span></text:p>
      <text:p text:style-name="P3"><text:span text:style-name="T31">Tho Ha Vinh</text:span> received the lamp transmission from Thay in 2001. He was the former program director of Bhutan’s Gross N<text:span text:style-name="T6">ational </text:span>Happiness Center and is the author of the book “A Culture of Happiness.”</text:p>
      <text:p text:style-name="P3"><text:span text:style-name="T31">Reghina Harilal</text:span> <text:span text:style-name="T77">has</text:span> joined the Order of Interbeing in 2016, <text:span text:style-name="T77">is </text:span>a member of the Heart of London Sangha, Colors of Compassion Sangha, and has <text:span text:style-name="T77">been active in </text:span>bringing racial justice and climate justice together. She has <text:span text:style-name="T77">founded </text:span>“Buddhists across Traditions,” <text:span text:style-name="T79">a</text:span> BIPOC-centered collective in the UK.</text:p>
      <text:p text:style-name="P15"><text:span text:style-name="T31">Satish </text:span><text:span text:style-name="T32">Kumar</text:span> <text:span text:style-name="T78">is the </text:span><text:span text:style-name="T110">founder</text:span><text:span text:style-name="T78"> of the</text:span> Schumacher College for ecological studies. In 1962 he went on a peace walk of over 8,000 miles for two and a half years, from New Delhi to Moscow, Paris, London, and Washington, D.C. <text:span text:style-name="T110">He recently published the book</text:span><text:span text:style-name="T88"> Radical Love.</text:span></text:p>
      <text:p text:style-name="P4"><text:span text:style-name="T58">Sr </text:span><text:span text:style-name="T57">L</text:span><text:span text:style-name="T58">an</text:span><text:span text:style-name="T59">g</text:span><text:span text:style-name="T58"> </text:span><text:span text:style-name="T57">N</text:span><text:span text:style-name="T58">ghiem</text:span>: <text:span text:style-name="T82">It is our great joy to have you join us this morning. </text:span><text:span text:style-name="T107">Let us begin by </text:span><text:span text:style-name="T82">simply shar</text:span><text:span text:style-name="T107">ing</text:span><text:span text:style-name="T82"> where </text:span><text:span text:style-name="T107">our </text:span><text:span text:style-name="T82">hearts are at this moment; dropping our professional hats for a moment, and </text:span><text:span text:style-name="T83">asking</text:span><text:span text:style-name="T82"> how does our joy, our peace, our optimism look like today?</text:span></text:p>
      <text:p text:style-name="P5"><text:span text:style-name="T176">Tho Ha Vinh</text:span><text:span text:style-name="T57">:</text:span> Dear <text:span text:style-name="T84">beloved </text:span>Sangha, first of all, my joy is just to be present here with you <text:span text:style-name="T83">all.</text:span> I’m sitting in Switzerland right now. It’s a very beautiful morning. The sun is shining. We had a tremendous thunderstorm last night and now the sky is blue and the air is very fresh. I’ve had quite a difficult past few months <text:span text:style-name="T83">because of </text:span>a heavy surgery I’m <text:span text:style-name="T83">now </text:span>recovering <text:span text:style-name="T83">from</text:span>; and simply feeling well in my body again <text:span text:style-name="T83">brings me great joy.</text:span></text:p>
      <text:p text:style-name="P6"><text:span text:style-name="T57">Reghina Harilal:</text:span> Dear Thay, dear S<text:span text:style-name="T86">r</text:span> Chan K<text:span text:style-name="T85">h</text:span>ong, I <text:span text:style-name="T87">would like to begin by </text:span>acknowledg<text:span text:style-name="T87">ing </text:span>that it gives me joy to have my feet on the ground, on the Earth this morning, <text:span text:style-name="T87">and </text:span>to acknowledge the lineage that I come from: <text:span text:style-name="T22">Hilo Mali</text:span>, the first woman, origin of life, comes from Africa; the activists from India who married trees to protect them, from where the tree huggers came; and Wangari Maath<text:span text:style-name="T6">ai</text:span>, the African woman who won a Nobel Peace Prize. <text:span text:style-name="T87">A</text:span>cknowledging my spiritual, blood <text:span text:style-name="T87">and </text:span>land ancestors always gives me joy, because it connects me to <text:span text:style-name="T87">the</text:span> endless stream of life.</text:p>
      <text:p text:style-name="P7"><text:span text:style-name="T57">Sr Lang Nghiem:</text:span> <text:span text:style-name="T89">In our current global state, there is much despair, anger, </text:span><text:span text:style-name="T90">blame,</text:span><text:span text:style-name="T89"> and disappointment. </text:span><text:span text:style-name="T90">Dear Satish, </text:span><text:span text:style-name="T72">how </text:span><text:span text:style-name="T73">do</text:span><text:span text:style-name="T72"> you continue to act from a place of love?</text:span></text:p>
      <text:p text:style-name="P8"><text:span text:style-name="T174">Satish Kumar</text:span><text:span text:style-name="T57">:</text:span> First of all, I always ask, what is the impact of anger, blame, fear, anxiety on myself? If I’m angry with someone, what is the impact on myself? <text:span text:style-name="T94">Acknowledging that it makes </text:span>my whole being upset, uncomfortable and unhappy, <text:span text:style-name="T94">I can ask,</text:span> <text:span text:style-name="T94">i</text:span><text:span text:style-name="T91">s that</text:span> <text:span text:style-name="T91">what </text:span>I want to choose?</text:p>
      <text:p text:style-name="P8">Love begins <text:span text:style-name="T91">with </text:span>loving yourself, <text:span text:style-name="T93">to</text:span> be your true self, recognizing yourself <text:span text:style-name="T93">as a </text:span>spiritual being, capable of loving. Loving yourself is not ego<text:span text:style-name="T92">istic, </text:span><text:span text:style-name="T94">but the starting point to learn to</text:span> protect <text:span text:style-name="T95">your</text:span>self. <text:span text:style-name="T94">Y</text:span>ou can learn anything, <text:span text:style-name="T94">to </text:span>play <text:span text:style-name="T94">the </text:span>piano, to speak French, to play football, to meditate, to be compassionate <text:span text:style-name="T94">and</text:span> kind.</text:p>
      <text:p text:style-name="P9"><text:span text:style-name="T96">I</text:span>n my childhood I was a Jain monk for <text:span text:style-name="T111">9</text:span> years. Everyday <text:span text:style-name="T96">I </text:span>train<text:span text:style-name="T96">ed </text:span>how to look at the world with a positive mind, how I can serve the world, <text:span text:style-name="T96">and learn to handle feelings of anger, fear, doubt and a judgemental mind.</text:span></text:p>
      <text:p text:style-name="P10"><text:soft-page-break/><text:span text:style-name="T33">I recently wrote a</text:span><text:span text:style-name="T31"> </text:span><text:span text:style-name="T33">book titled </text:span><text:span text:style-name="T31">Radical Love.</text:span> There are two kinds of love: moderate love and radical love. Moderate love is to love somebody who loves you back, <text:span text:style-name="T112">and </text:span>with whom you agree. That’s a good love and <text:span text:style-name="T97">necessary,</text:span> but <text:span text:style-name="T98">R</text:span>adical <text:span text:style-name="T98">L</text:span>ove goes a step further. Radical <text:span text:style-name="T98">L</text:span>ove is unconditional—<text:span text:style-name="T98">you love </text:span>without expecting anything in return. I love, because love is the right way to follow. <text:span text:style-name="T98">Radical Love is also unilateral, y</text:span>ou love even those who don’t love you back, <text:span text:style-name="T98">or</text:span> you don’t agree <text:span text:style-name="T98">with, </text:span>even those you <text:span text:style-name="T98">dis</text:span>like.</text:p>
      <text:p text:style-name="P11"><text:span text:style-name="T98">I</text:span>t was a great privilege and honor <text:span text:style-name="T98">for me </text:span>to <text:span text:style-name="T31">meet Martin Luther King</text:span>, when I was walking from India to America. He <text:span text:style-name="T99">told me:</text:span> “I am against r<text:span text:style-name="T6">acism, </text:span>I am against i<text:span text:style-name="T6">njustice</text:span>, but I don’t hate anyone.” <text:span text:style-name="T170">H</text:span>e said hate is too heavy a burden to carry, <text:span text:style-name="T171">b</text:span>ecause<text:span text:style-name="T1"> anger</text:span> comes and goes, but hatred lingers. When I saw that a man, who was such a great radical activist, fighting against i<text:span text:style-name="T6">njustice</text:span> and racial discrimination, can still be an embodiment of love; that was a great example for me. From then on, I started to practice radical love. Hatred, anger and fear ha<text:span text:style-name="T99">ve </text:span>created wars. Now <text:span text:style-name="T99">there is the war in </text:span>Ukraine. We had an <text:span text:style-name="T17">Afghanistan war, </text:span>an Iraq war, a <text:span text:style-name="T1">Vietnam War, </text:span>the <text:span text:style-name="T99">first and second W</text:span>orld <text:span text:style-name="T99">W</text:span>ar, <text:span text:style-name="T99">all based on </text:span><text:span text:style-name="T1">hatred</text:span>. We have institutionalized hatred.</text:p>
      <text:p text:style-name="P16">I think we have to find our way and answer in love, <text:span text:style-name="T100">and learn to love even people you may not like, like </text:span><text:span text:style-name="T31">Putin</text:span>, Biden, Johnson, <text:span text:style-name="T99">or </text:span>Modi, <text:span text:style-name="T99">for example</text:span>. Hatred cannot transform. You can kill Putin. You can kill Hitler. Hatred can kill, but love can transform. If you want to transform somebody from being unpleasant, <text:span text:style-name="T113">you can only do it </text:span>through love.</text:p>
      <text:p text:style-name="P12"><text:span text:style-name="T101">H</text:span>atred starts when you see other<text:span text:style-name="T101">s</text:span> <text:span text:style-name="T101">as </text:span>separate from you, <text:span text:style-name="T101">but we </text:span>are <text:span text:style-name="T31">not separate, </text:span><text:span text:style-name="T55">w</text:span>e are all inter-beings. There <text:span text:style-name="T102">is also </text:span>no separation between humans and natur<text:span text:style-name="T114">e,</text:span> between Buddhists and Christians, Hindus and Muslims, Sikhs and Jews, between blacks and whites, women and men, old and young, past and present. It’s all a continuum. It’s all relationship. <text:span text:style-name="T114">R</text:span>ecogniz<text:span text:style-name="T114">ing </text:span>that eternal truth, we can follow the path of love.</text:p>
      <text:p text:style-name="P13"><text:span text:style-name="T57">Sr Lang Nghiem</text:span>: Reg<text:span text:style-name="T1">hina, </text:span><text:span text:style-name="T4">h</text:span>ow do you prevent <text:span text:style-name="T103">yourself</text:span> from falling into anger, despair, blame or hatred?</text:p>
      <text:p text:style-name="P45"><text:span text:style-name="T57">Reghina Harilal</text:span>: I think <text:span text:style-name="T31">I can’t prevent anger</text:span>. It is an emotion that <text:span text:style-name="T31">arises and falls away</text:span>. <text:span text:style-name="T104">My </text:span>journey started off as an activist, who fought for justice from a place of anger. <text:span text:style-name="T115">Practising mindfulness, my ability to discern deepened, and</text:span> <text:span text:style-name="T104">I now look at</text:span> i<text:span text:style-name="T6">njustice </text:span>from a different perspective. <text:span text:style-name="T104">W</text:span>e may call that love. <text:span text:style-name="T34">A</text:span><text:span text:style-name="T31">nger </text:span><text:span text:style-name="T35">can be </text:span><text:span text:style-name="T31">a source of </text:span><text:span text:style-name="T18">wisdom</text:span><text:span text:style-name="T19">, </text:span><text:span text:style-name="T20">helping </text:span>me discern what is being activated in my body. What is causing me to react in this way?</text:p>
      <text:p text:style-name="P45">Thay talks about taking care of anger. What is the impact if I respond with this type of emotion, <text:span text:style-name="T104">t</text:span>he harm and hurt that I cause? <text:span text:style-name="T104">Am I </text:span>acting in <text:span text:style-name="T104">the same </text:span>way that someone else has acted on me, perpetuating the same energy of division, anger, and hatred? <text:span text:style-name="T105">W</text:span>e <text:span text:style-name="T104">can </text:span>practice <text:span text:style-name="T105">lov</text:span><text:span text:style-name="T108">ing</text:span><text:span text:style-name="T105">, as Satish mentioned, </text:span>like a little muscle. <text:span text:style-name="T108">G</text:span><text:span text:style-name="T105">oing to </text:span>the gym, <text:span text:style-name="T108">i</text:span><text:span text:style-name="T105">f we practise every day, </text:span>it increases. <text:span text:style-name="T106">M</text:span>indfulness <text:span text:style-name="T106">helps me</text:span> to listen to who I am, <text:span text:style-name="T106">t</text:span><text:span text:style-name="T31">o see who I am</text:span>, to understand who I am. <text:span text:style-name="T106">L</text:span>ove comes from understanding.</text:p>
      <text:p text:style-name="P46">The journey to love outside is also the journey inside. <text:span text:style-name="T118">Suppose there is a person whose views are the most diametrically opposed to m</text:span><text:span text:style-name="T116">ine. </text:span><text:span text:style-name="T118">That person is still a human being, who</text:span> is connected to me, whose context <text:span text:style-name="T118">and</text:span> life has shaped their suffering <text:span text:style-name="T117">and </text:span>experience, who is trying to do things in a way that they believe is the right way. I like to see and separate an action from an individual, <text:span text:style-name="T118">b</text:span>ecause we all have anger, <text:span text:style-name="T118">and also </text:span>the capacity to love <text:span text:style-name="T118">and to be </text:span>compassion<text:span text:style-name="T118">ate</text:span>. <text:span text:style-name="T118">T</text:span>he important thing is, what do I do every day to <text:span text:style-name="T119">increase my compassion and joy, </text:span><text:span text:style-name="T120">to </text:span>open my heart to everyone<text:span text:style-name="T120">? </text:span><text:span text:style-name="T122">O</text:span>ur tradition <text:span text:style-name="T121">is </text:span>engaged, <text:span text:style-name="T121">practising </text:span>the bodhisattva path, which is <text:soft-page-break/>to be in service <text:span text:style-name="T123">to others</text:span>. I think <text:span text:style-name="T123">to</text:span> love is to be in service. <text:span text:style-name="T124">If compassion is overflowing, if it comes with the right intention, there is no</text:span> <text:span text:style-name="T125">compassion </text:span>fatigue.</text:p>
      <text:p text:style-name="P17"><text:span text:style-name="T57">Sr Lang Nghiem</text:span>: Thank you <text:span text:style-name="T129">for explaining how you practise with anger</text:span>. W<text:span text:style-name="T1">hen we</text:span> say to act from a place of love, rather than anger, it is often misunderstood <text:span text:style-name="T130">to mean that</text:span> anger doesn’t have a place. Satish recognized how destructive anger <text:span text:style-name="T129">can </text:span>be. But when we process it, when we acknowledge it, when we don’t suppress it, it <text:span text:style-name="T129">becomes the source of our </text:span><text:span text:style-name="T27">love and compassion.</text:span></text:p>
      <text:p text:style-name="P17">Tho, what sustains you and <text:span text:style-name="T31">what keeps you from </text:span><text:span text:style-name="T7">engagement fatigue</text:span><text:span text:style-name="T31">?</text:span></text:p>
      <text:p text:style-name="P47"><text:span text:style-name="T176">Tho Ha Vinh</text:span>: Thank you, <text:span text:style-name="T126">I fully resonate with </text:span>Satish and <text:span text:style-name="T1">Reg</text:span>hina. <text:span text:style-name="T126">The Four Noble Truths can be our</text:span> starting point. The root cause of suffering is separation. Thay has emphasized inter-being as the core of his teaching.</text:p>
      <text:p text:style-name="P47"><text:span text:style-name="T126">Birth—suddenly being thrown into the world—is a kind of primal experience of duality, of </text:span><text:span text:style-name="T36">me and the world being separate</text:span><text:span text:style-name="T126">. B</text:span><text:span text:style-name="T127">ir</text:span><text:span text:style-name="T126">th is the </text:span><text:span text:style-name="T36">root cause of the fundamental suffering</text:span><text:span text:style-name="T62">. We begin to act as if </text:span>my happiness and the happiness of others were two separate things. <text:span text:style-name="T128">R</text:span>egaining unity <text:span text:style-name="T128">is possible through </text:span>love and wisdom.</text:p>
      <text:p text:style-name="P18">Satish explained beautifully how <text:span text:style-name="T31">true, radical love</text:span> <text:span text:style-name="T131">is unconditional</text:span><text:span text:style-name="T126">—</text:span><text:span text:style-name="T131">it </text:span>is not just an emotion, <text:span text:style-name="T131">or a matter or preference</text:span>. If we touch what is the deepest in us, our fundamental humanity or s<text:span text:style-name="T22">pirit,</text:span> then we can also touch or become aware that it’s present in every single other being that we meet, human beings and all other life forms. <text:span text:style-name="T131">W</text:span>hen you <text:span text:style-name="T131">truly </text:span>love, you <text:span text:style-name="T131">become </text:span>one with the object of your love, <text:span text:style-name="T131">overcoming duality and </text:span><text:span text:style-name="T13">separation, and transforming loneliness.</text:span></text:p>
      <text:p text:style-name="P49"><text:span text:style-name="T131">L</text:span>ove <text:span text:style-name="T131">needs to be</text:span> based on understanding. I<text:span text:style-name="T1">n French</text:span>, <text:span text:style-name="T31">understanding</text:span> is ‘comprendre.<text:span text:style-name="T131">’ ‘Prendre’ means ‘to take’ and ‘com’ means ‘with.’ </text:span>So when I understand, <text:span text:style-name="T132">I take in me</text:span>. Reghina described it beautifully. Even someone whose ideas, perceptions <text:span text:style-name="T131">or</text:span> <text:span text:style-name="T131">viewpoints </text:span>are radically different from mine, if I make the effort to understand <text:span text:style-name="T133">them</text:span>, <text:span text:style-name="T131">there is no </text:span>duality, <text:span text:style-name="T131">no feeling </text:span>of antipathy,<text:span text:style-name="T1"> anger</text:span>, <text:span text:style-name="T131">etc. </text:span><text:span text:style-name="T133">W</text:span><text:span text:style-name="T131">hat sustains me in being engaged without engagement fatigue is the </text:span><text:span text:style-name="T56">deep conviction of the non-duality between what lives in me and in the world</text:span><text:span text:style-name="T131">.</text:span></text:p>
      <text:p text:style-name="P48">It’s easy to blame economic <text:span text:style-name="T133">or political </text:span>systems. <text:span text:style-name="T134">However</text:span><text:span text:style-name="T133"> these systems are</text:span> not God-given, <text:span text:style-name="T133">but an </text:span>expression of our c<text:span text:style-name="T6">ollective </text:span>consciousness; the way we as human<text:span text:style-name="T172">s</text:span> think, feel, act and relate. <text:span text:style-name="T133">This is why, by</text:span> transform<text:span text:style-name="T133">ing </text:span>our own consciousness, <text:span text:style-name="T134">however modest</text:span>, <text:span text:style-name="T133">we can help transform those systems. M</text:span>indfulness empower<text:span text:style-name="T133">s us to develop </text:span>kindness, compassion, generosity and inclusi<text:span text:style-name="T133">veness</text:span>, <text:span text:style-name="T133">which gives us </text:span>tremendous strength.</text:p>
      <text:p text:style-name="P19"><text:span text:style-name="T57">Sr Lang Nghiem</text:span>: <text:span text:style-name="T134">Some activists have doubts about the role of spirituality in systems change. Where do you see </text:span><text:span text:style-name="T139">the intersection between</text:span><text:span text:style-name="T134"> personal transformation and systems change?</text:span></text:p>
      <text:p text:style-name="P20"><text:span text:style-name="T174">Satish Kumar</text:span>: <text:span text:style-name="T134">At </text:span>Schumacher College we say that <text:span text:style-name="T31">inner transformation and outer transformation are two sides of the same coin</text:span>. You cannot have outer transforma<text:span text:style-name="T6">tion</text:span>, systems<text:span text:style-name="T6"> change</text:span>,<text:span text:style-name="T22"> political</text:span> <text:span text:style-name="T6">change</text:span>, economic change <text:span text:style-name="T134">or</text:span> social justice without inner transformation, <text:span text:style-name="T134">namely cultivating qualities like </text:span>compassion, love, kindness, <text:span text:style-name="T22">generosity </text:span><text:span text:style-name="T28">and</text:span> understanding. <text:span text:style-name="T134">I</text:span>nner and outer <text:span text:style-name="T134">transformation </text:span>go together. <text:span text:style-name="T134">T</text:span>here’s no duality, as Tho rightly says. <text:span text:style-name="T135">The same </text:span><text:span text:style-name="T140">is </text:span><text:span text:style-name="T135">of true of spirituality and matter, body and consciousness. </text:span>When we cultivate that cosmic mind, then we start to think <text:span text:style-name="T135">of </text:span>the whole cosmos <text:span text:style-name="T135">as </text:span>my country, the whole Earth <text:span text:style-name="T140">as</text:span> my home. ‘<text:span text:style-name="T17">Eco</text:span>’ means home. Humans are as much nature as trees, mountains and forests. We are nature. Nature is our nationality. Before I’m a Buddhist, Christian, Muslim, Sikh, <text:span text:style-name="T135">or</text:span> Jew, before I’m any other re<text:soft-page-break/>ligion, <text:span text:style-name="T31">love is my r</text:span><text:span text:style-name="T25">eligion</text:span>. <text:span text:style-name="T136">When</text:span> you have that kind of understanding, you can bring social justice, build equity, <text:span text:style-name="T136">and work of</text:span> economic j<text:span text:style-name="T6">ustice</text:span>. All those things come together. There’s no separation between me and the world. I see the world in myself and I see myself in the world. Changing the world and changing myself are two aspects of one single reality.</text:p>
      <text:p text:style-name="P21">At the moment, the world is moving more and more towards <text:span text:style-name="T31">uniformity</text:span>. <text:span text:style-name="T137">It is important to differentiate between uniformity and unity, between division and diversity. We should celebrate diversity, celebrate the many religions, languages, economic systems, etc. And diversity should not be transformed or changed into divisions. </text:span><text:span text:style-name="T138">Let </text:span>unity and diversity dancing together.</text:p>
      <text:p text:style-name="P2"><text:span text:style-name="T57">Sr Lang Nghiem</text:span>: Thank you so much, Satish. Reg<text:span text:style-name="T1">hina</text:span>, what are your takes on <text:span text:style-name="T31">how personal transformation can have impact on climate work </text:span><text:span text:style-name="T38">o</text:span><text:span text:style-name="T31">r systems change</text:span>?</text:p>
      <text:p text:style-name="P25"><text:span text:style-name="T57">Reghina Harilal</text:span>: I grew up in apartheid South Africa. <text:span text:style-name="T140">F</text:span>rom the time I was four years old,<text:span text:style-name="T6"> </text:span>my entire life <text:span text:style-name="T142">was</text:span> focused <text:span text:style-name="T6">on social justice. </text:span><text:span text:style-name="T14">I learned that a</text:span><text:span text:style-name="T63">s </text:span><text:span text:style-name="T60">activists, </text:span><text:span text:style-name="T31">we need to look at </text:span><text:span text:style-name="T37">the</text:span><text:span text:style-name="T31"> energy are we bringing.</text:span> When we’re trying to change the systems outside of ourselves, are we using the same energy that has been used to create the suppression, the separation? <text:span text:style-name="T141">If so, we are just replacing one system with another, we’re not really changing anything, because there is an attachment to my view as being the right view, the only view, and the dominant view. </text:span>Audre Lorde said, “<text:span text:style-name="T142">T</text:span>he master<text:span text:style-name="T142">’</text:span>s tools will never dismantle the master<text:span text:style-name="T142">’</text:span>s house.” <text:span text:style-name="T141">Recognising this has been most important in my own activis</text:span><text:span text:style-name="T144">t</text:span><text:span text:style-name="T141"> career.</text:span></text:p>
      <text:p text:style-name="P26"><text:span text:style-name="T144">Coming to this tradition in 1998 has helped me understand </text:span>my mind, my emotions, <text:span text:style-name="T141">that I was c</text:span>linging to my satisfaction, to my ego, that <text:span text:style-name="T141">I thought</text:span> <text:span text:style-name="T141">getting</text:span> <text:span text:style-name="T141">it my</text:span> way <text:span text:style-name="T141">is the</text:span> right way. <text:span text:style-name="T141">I have learnt</text:span> relinquishing some of that. <text:span text:style-name="T31">There is no right way</text:span>. <text:span text:style-name="T141">With</text:span> calmness, there comes clarity of thinking. Even when we are <text:span text:style-name="T6">engaging</text:span> in systems social change, we’re doing it in a way that is <text:span text:style-name="T31">compassionate, </text:span><text:span text:style-name="T40">rather </text:span><text:span text:style-name="T31">that destructive</text:span>. <text:span text:style-name="T144">P</text:span>art of changing a system <text:span text:style-name="T143">is to</text:span> <text:span text:style-name="T31">create a </text:span><text:span text:style-name="T39">working </text:span><text:span text:style-name="T7">alternativ</text:span><text:span text:style-name="T8">e</text:span>, with the right energy and intention.</text:p>
      <text:p text:style-name="P26"><text:span text:style-name="T144">D</text:span>espair <text:span text:style-name="T144">comes from thinking,</text:span> <text:span text:style-name="T144">“</text:span>Nothing I’m doing is making <text:span text:style-name="T144">a </text:span><text:span text:style-name="T15">difference.</text:span> This is inevitable.<text:span text:style-name="T144">” In fact, </text:span><text:span text:style-name="T40">every little bit actually makes a difference</text:span><text:span text:style-name="T144">. Every breath, every step, every action does make a difference. Realising this generates hope, because there is always something I can do directly in the present moment.</text:span></text:p>
      <text:p text:style-name="P27"><text:span text:style-name="T57">Sr Lang Nghiem</text:span>: Tho, in your book you said that “for in-depth transformation of our educational,<text:span text:style-name="T22"> economic</text:span>,<text:span text:style-name="T6"> social</text:span>, and political systems, we need to <text:span text:style-name="T31">develop new narratives</text:span>.” What has been your <text:span text:style-name="T145">experience</text:span> in introducing <text:span text:style-name="T145">ethics </text:span>into this new narrative?</text:p>
      <text:p text:style-name="P27"><text:span text:style-name="T174">Satish Kumar</text:span>: <text:span text:style-name="T145">Crucially, </text:span>inner <text:span text:style-name="T145">transformation</text:span> also <text:span text:style-name="T145">includes </text:span>changing our world view. <text:span text:style-name="T145">A</text:span>t the moment, <text:span text:style-name="T31">our world view is that humans are above nature</text:span>. <text:span text:style-name="T145">T</text:span>herefore, we can do to nature what we like and as we like. <text:span text:style-name="T145">N</text:span>ature is <text:span text:style-name="T145">considered </text:span><text:span text:style-name="T31">only a resource for the economy</text:span>, <text:span text:style-name="T145">is </text:span>only a means to an end. <text:span text:style-name="T145">How we see nature is an</text:span> <text:span text:style-name="T31">ethical question</text:span>. <text:span text:style-name="T145">W</text:span>e <text:span text:style-name="T145">need to be </text:span>prepared to change this worldview. <text:span text:style-name="T145">N</text:span>ature has its own sanctity. <text:span text:style-name="T6">Nature</text:span> is life itself. <text:span text:style-name="T145">O</text:span>ur <text:span text:style-name="T1">modern</text:span><text:span text:style-name="T5"> industrial</text:span>, materialist worldview has not only changed nature <text:span text:style-name="T145">into </text:span>a resource for the economy, it has also <text:span text:style-name="T31">changed humans </text:span><text:span text:style-name="T41">into</text:span><text:span text:style-name="T31"> a resource for the economy</text:span>. That world view has to change. <text:span text:style-name="T31">HR should stand for human relationship</text:span>. Human dignity and integrity of nature is an essential part of a new ethical world view. <text:span text:style-name="T146">The </text:span>economy <text:span text:style-name="T146">needs to be </text:span>in the service of humanity <text:span text:style-name="T146">and </text:span><text:span text:style-name="T147">nature</text:span>.</text:p>
      <text:p text:style-name="P2"><text:span text:style-name="T57">Sr Lang Nghiem</text:span>: Thank you so much, Satish. <text:span text:style-name="T147">Do you have some</text:span> words to inject hope into our hearts?</text:p>
      <text:p text:style-name="P28"><text:soft-page-break/><text:span text:style-name="T174">Satish Kumar</text:span>: I became an activist at age 18 by joining <text:span text:style-name="T148">the </text:span>Gandhian movement and Vinoba Bhave. <text:span text:style-name="T148">Now </text:span>I’m 86 years old, <text:span text:style-name="T148">and </text:span>I want <text:span text:style-name="T149">to </text:span>remain an activist until the last breath of my life. <text:span text:style-name="T31">To be an activist, you have to be an optimist.</text:span> <text:span text:style-name="T148">P</text:span>essimism does not lead to activism. <text:span text:style-name="T148">Whether the </text:span>world<text:span text:style-name="T6"> changes </text:span>or not is not in my control, but action is in my control—I act out of love, out of compassion, out of kindness, and out of my responsibility. So, I’m an optimist. <text:span text:style-name="T31">I have active hope.</text:span> Jane Goodall has written a new book called ‘Book of Hope.’ I act every day in the service of <text:span text:style-name="T6">humanity</text:span>, <text:span text:style-name="T148">of</text:span> <text:span text:style-name="T148">P</text:span>lanet Earth, and this for my own fulfillment and joy, because they’re all interconnected.</text:p>
      <text:p text:style-name="P30"><text:span text:style-name="T57">Sr Lang Nghiem</text:span>: Tho, <text:span text:style-name="T150">bringing the ethical component into new </text:span><text:span text:style-name="T29">narratives, h</text:span>ave you met with resistance and how do you navigate around that?</text:p>
      <text:p text:style-name="P29"><text:span text:style-name="T176">Tho Ha Vinh</text:span><text:span text:style-name="T60">: </text:span><text:span text:style-name="T64">T</text:span><text:span text:style-name="T31">he vast majority of conflicts have economic roots</text:span><text:span text:style-name="T60">, </text:span><text:span text:style-name="T64">the will for</text:span><text:span text:style-name="T60"> domination </text:span><text:span text:style-name="T64">and</text:span><text:span text:style-name="T60"> power. We act now as if </text:span><text:span text:style-name="T31">growth and wealth is </text:span><text:span text:style-name="T42">the</text:span><text:span text:style-name="T31"> goal. </text:span><text:span text:style-name="T64">But the economic system, as</text:span><text:span text:style-name="T60"> Satish has already formulated </text:span><text:span text:style-name="T64">so</text:span><text:span text:style-name="T60"> beautifully, is just one of the subsystems </text:span><text:span text:style-name="T64">in human society</text:span><text:span text:style-name="T60"> and should be serving </text:span><text:span text:style-name="T64">t</text:span><text:span text:style-name="T60">he happiness and well-being of all human beings, </text:span><text:span text:style-name="T64">and</text:span><text:span text:style-name="T60"> beyond that, of all life forms. So </text:span><text:span text:style-name="T64">we need </text:span><text:span text:style-name="T60">a revers</text:span><text:span text:style-name="T64">al in narrative and refocus on the right goal. One way to express this is ‘happiness for all people and well-being for all life forms.’ This is an ethical choice: W</text:span><text:span text:style-name="T60">hat value do we put in the f</text:span><text:span text:style-name="T23">orefront; </text:span><text:span text:style-name="T24">e</text:span><text:span text:style-name="T60">conomic growth, competition, </text:span><text:span text:style-name="T64">etc., o</text:span><text:span text:style-name="T60">r kindness, compassion </text:span><text:span text:style-name="T64">and</text:span><text:span text:style-name="T23"> generosity</text:span><text:span text:style-name="T60">? </text:span><text:span text:style-name="T64">That’s why I developed the </text:span><text:span text:style-name="T43">G</text:span><text:span text:style-name="T26">ross</text:span><text:span text:style-name="T43"> N</text:span><text:span text:style-name="T10">ational </text:span><text:span text:style-name="T43">Happiness</text:span><text:span text:style-name="T64"> program in Bhutan.</text:span></text:p>
      <text:p text:style-name="P31"><text:span text:style-name="T64">S</text:span><text:span text:style-name="T60">ystems</text:span><text:span text:style-name="T11"> change </text:span><text:span text:style-name="T12">has</text:span><text:span text:style-name="T60"> </text:span><text:span text:style-name="T44">three </text:span><text:span text:style-name="T9">main </text:span><text:span text:style-name="T44">d</text:span><text:span text:style-name="T31">imensions</text:span><text:span text:style-name="T60">. One is, we need a new narrative </text:span><text:span text:style-name="T64">that is</text:span><text:span text:style-name="T60"> putting the right values in the center. S</text:span><text:span text:style-name="T23">econd</text:span><text:span text:style-name="T60">, we have to have </text:span><text:span text:style-name="T31">little experiments</text:span><text:span text:style-name="T60"> that show that it is possible. </text:span><text:span text:style-name="T64">For example, </text:span><text:span text:style-name="T31">Plum Village</text:span><text:span text:style-name="T60"> is </text:span><text:span text:style-name="T64">demonstrating that</text:span><text:span text:style-name="T60"> it’s possible to live simply and happily. Monks and nuns don’t have money, </text:span><text:span text:style-name="T65">so</text:span><text:span text:style-name="T60"> </text:span><text:span text:style-name="T65">i</text:span><text:span text:style-name="T60">t’s not the r</text:span><text:span text:style-name="T2">icher</text:span><text:span text:style-name="T60">, the better. </text:span><text:span text:style-name="T64">F</text:span><text:span text:style-name="T60">or people to come to Plum Village is, for many, a life-changing experience, because they realize that it’s feasible for a community to live in harmony, </text:span><text:span text:style-name="T23">to live</text:span><text:span text:style-name="T60"> mindfully, to live compassionately. </text:span><text:span text:style-name="T66">In the same spirit, w</text:span><text:span text:style-name="T60">e’ve created a </text:span><text:span text:style-name="T66">lay </text:span><text:span text:style-name="T60">community in Vietnam called </text:span><text:span text:style-name="T31">The Peaceful Bamboo Family</text:span><text:span text:style-name="T60">, which is a lay community </text:span><text:span text:style-name="T66">and </text:span><text:span text:style-name="T60">includ</text:span><text:span text:style-name="T66">es</text:span><text:span text:style-name="T60"> people with disability.</text:span></text:p>
      <text:p text:style-name="P32"><text:span text:style-name="T60">And the </text:span><text:span text:style-name="T31">third</text:span><text:span text:style-name="T60"> aspect </text:span><text:span text:style-name="T66">is</text:span><text:span text:style-name="T60"> to </text:span><text:span text:style-name="T31">change the system from within</text:span><text:span text:style-name="T60">. </text:span><text:span text:style-name="T66">This is what the Happy School project in Vietnam is trying to do,</text:span> to transform the <text:span text:style-name="T151">educational </text:span>system from within.</text:p>
      <text:p text:style-name="P2"><text:span text:style-name="T57">Sr Lang Nghiem</text:span>: Thank you Tho <text:span text:style-name="T152">for </text:span>mention<text:span text:style-name="T152">ing</text:span> inclusion as being part of th<text:span text:style-name="T152">e new </text:span>narrative. Reg<text:span text:style-name="T1">hina,</text:span> <text:span text:style-name="T152">c</text:span>ould you talk a bit about your work with the group <text:span text:style-name="T31">Buddhists across T</text:span><text:span text:style-name="T7">raditions</text:span>?</text:p>
      <text:p text:style-name="P33"><text:span text:style-name="T57">Reghina Harilal</text:span>: Buddhists across Traditions comes from the heart of the P<text:span text:style-name="T1">lum Village</text:span> practices, and my experience <text:span text:style-name="T157">with the Truth and Reconciliation Commission</text:span><text:span text:style-name="T6"> in</text:span> South Afric<text:span text:style-name="T157">a. W</text:span>e join together people with different views, different ways to address the issues of the time, and <text:span text:style-name="T157">see </text:span>how we can effect change <text:span text:style-name="T153">together</text:span>. Buddhists across Traditions is about bringing and centering a new and different voice,<text:span text:style-name="T22"> a different</text:span> <text:span text:style-name="T22">narrative</text:span>. It is about unifying across Buddhist traditions and across spiritual traditions in the service of social justice, both in terms of race, and in all aspects of inclusion; but without necessarily saying that this is the only way and this is the right way.</text:p>
      <text:p text:style-name="P34"><text:span text:style-name="T45">J</text:span><text:span text:style-name="T31">ustice </text:span><text:span text:style-name="T45">is </text:span><text:span text:style-name="T31">to be in community and to accept all in community—</text:span><text:span text:style-name="T154">t</text:span>hat’s <text:span text:style-name="T154">our</text:span> focus. <text:span text:style-name="T155">The ability to reconcile is crucial, which requires the inner work to</text:span> see ourselves, understand ourselves, and widen our understanding and acceptance of other viewpoints. <text:span text:style-name="T156">The i</text:span>mportant thing is <text:span text:style-name="T156">that </text:span>we are all on a journey. We have not been created alone, <text:span text:style-name="T156">neither </text:span>are we <text:span text:style-name="T30">independent</text:span>, self-existing human beings. We are <text:span text:style-name="T156">a part of t</text:span>he entire web of life. <text:span text:style-name="T156">T</text:span>ogether we can join on this journey to <text:soft-page-break/>bring our ethical principles, our viewpoints, our practices, to shape this wider narrative around j<text:span text:style-name="T6">ustice</text:span>.</text:p>
      <text:p text:style-name="P35"><text:span text:style-name="T156">W</text:span>e all like to believe that we are really good people, <text:span text:style-name="T156">but when a light is cast on parts of us that are not so wholesome, </text:span>we can get <text:span text:style-name="T156">quite defensive and </text:span>closed up around all these different feelings that emerge. So how <text:span text:style-name="T156">do we </text:span>shine a light in the spirit of what Plum Village stands for: openness, care, listening to all the different voices, bringing together reconciliation<text:span text:style-name="T68">—</text:span><text:span text:style-name="T67">t</text:span>hat is the intention of Buddhists across T<text:span text:style-name="T6">raditions</text:span>.</text:p>
      <text:p text:style-name="P36"><text:span text:style-name="T158">I am happy to say that we are about to open </text:span>a mindfulness center called <text:span text:style-name="T31">The G</text:span><text:span text:style-name="T3">arden</text:span><text:span text:style-name="T31"> of Hope in the West Bank, </text:span><text:span text:style-name="T46">Palastine</text:span>. <text:span text:style-name="T158">One important question on my heart is: how do we build a resilient community from the g</text:span><text:span text:style-name="T21">rassroots level</text:span><text:span text:style-name="T158">? I think it needs to have ‘plural verses,’ that is, for some engaged action means</text:span> <text:span text:style-name="T31">becoming more human</text:span>, <text:span text:style-name="T158">f</text:span>or some it’s <text:span text:style-name="T31">doing something tangible</text:span>, <text:span text:style-name="T158">f</text:span>or some <text:span text:style-name="T31">merely being alive</text:span> is a form of activism, <text:span text:style-name="T158">just</text:span> surviv<text:span text:style-name="T158">ing</text:span>. <text:span text:style-name="T158">T</text:span>hat’s what the ethos and spirit of it is, <text:span text:style-name="T158">and it includes cultivating alternative </text:span>narratives that have not come to the fore.</text:p>
      <text:p text:style-name="P37"><text:span text:style-name="T57">Sr Lang Nghiem</text:span>: Thank you, Reg<text:span text:style-name="T1">hina</text:span>. Speaking about justice, <text:span text:style-name="T31">how you speak about challenging things, like the legacy of colonialism,</text:span> for instance?</text:p>
      <text:p text:style-name="P38"><text:span text:style-name="T176">Tho Ha Vinh</text:span><text:span text:style-name="T60">: When I was born, Vietnam was still a French colony. </text:span><text:span text:style-name="T31">My father was </text:span><text:span text:style-name="T47">a </text:span><text:span text:style-name="T31">Vietnamese </text:span><text:span text:style-name="T47">Buddhist</text:span><text:span text:style-name="T31"> and my mother </text:span><text:span text:style-name="T47">a </text:span><text:span text:style-name="T31">French </text:span><text:span text:style-name="T47">Catholic</text:span><text:span text:style-name="T60">. </text:span><text:span text:style-name="T69">T</text:span><text:span text:style-name="T60">he power struggle between colonialism and colonized country was part of our family history. </text:span><text:span text:style-name="T69">As </text:span><text:span text:style-name="T60">a child, I didn’t have to choose between my father and my mother, between Buddhism or Catholicism, between being Vietnamese or being French, </text:span><text:span text:style-name="T69">because </text:span><text:span text:style-name="T60">I love them both.</text:span></text:p>
      <text:p text:style-name="P38"><text:span text:style-name="T31">All of us have </text:span><text:span text:style-name="T48">suffering</text:span><text:span text:style-name="T31"> from past generations</text:span><text:span text:style-name="T60"> that </text:span><text:span text:style-name="T70">has </text:span><text:span text:style-name="T60">been handed down to us. Our suffering is not only our personal suffering, </text:span><text:span text:style-name="T70">b</text:span><text:span text:style-name="T60">ut our happiness is also not only our personal happiness. </text:span><text:span text:style-name="T70">W</text:span><text:span text:style-name="T60">hen I first came to Plum Village </text:span><text:span text:style-name="T70">in the 80s </text:span><text:span text:style-name="T60">and I did </text:span><text:span text:style-name="T61">T</text:span><text:span text:style-name="T60">ouching the </text:span><text:span text:style-name="T61">E</text:span><text:span text:style-name="T60">arth for the first time</text:span><text:span text:style-name="T70">,</text:span><text:span text:style-name="T60"> </text:span>I felt that’s a way of healing not only my own suffering, but also the suffering of my ancestors. </text:p>
      <text:p text:style-name="P38">So, <text:span text:style-name="T31">we don’t have to take sides between </text:span><text:span text:style-name="T7">colonialis</text:span><text:span text:style-name="T31">ts and colonized,</text:span> oppressors and oppressed, victims and perpetrators. They are all part of <text:span text:style-name="T6">our </text:span>collective history. So, it’s <text:span text:style-name="T31">not about blaming one side and empathizing with the other</text:span>. Of course we naturally empathize with those who suffer most, but both sides have suffered. I think the practices that Thay has offered us with transforming o<text:span text:style-name="T6">ur </text:span>own suffering, being aware that we are contributing to transforming the suffering of our <text:span text:style-name="T30">ancestors</text:span>, is part of transforming the collective suffering of humankind.</text:p>
      <text:p text:style-name="P38">I have two children, five grandchildren, one great-granddaughter; and what really touches my heart is, I want to try not to pass on the suffering that came from my ancestors to the n<text:span text:style-name="T1">ext </text:span>g<text:span text:style-name="T6">eneration</text:span>s, <text:span text:style-name="T159">a</text:span>nd that’s a very strong source of motivation for my own practice.</text:p>
      <text:p text:style-name="P39"><text:span text:style-name="T57">Reghina Harilal</text:span>: <text:span text:style-name="T31">I see colonialism as dissatisfaction with what I have, </text:span><text:span text:style-name="T50">a</text:span> <text:span text:style-name="T31">search outside</text:span> <text:span text:style-name="T160">of ourselves </text:span>for the source of happiness that we think will make us suffer less. <text:span text:style-name="T161">T</text:span><text:span text:style-name="T160">his </text:span>constant <text:span text:style-name="T160">pursuit</text:span> <text:span text:style-name="T160">makes us </text:span><text:span text:style-name="T31">acquire more </text:span><text:span text:style-name="T49">and </text:span>create systems that enable us to <text:span text:style-name="T31">protect what we have at the expense of others</text:span>. There are two things that underpin both ourselves and colonialism. One is our <text:span text:style-name="T31">craving</text:span>, desire, and <text:span text:style-name="T7">dissatisfaction</text:span>. The second is everything we do to preserve it in the belief that I am independent; that I and my desire supersedes everyone else. If we take that on a <text:span text:style-name="T31">national and group identity level</text:span>, that is exactly what has happened.</text:p>
      <text:p text:style-name="P39"><text:span text:style-name="T162">For example, h</text:span>ere in the <text:span text:style-name="T31">United Kingdom</text:span>, the House of Lords has been around the preservation of the wealth <text:span text:style-name="T162">of </text:span>the landowners, <text:span text:style-name="T162">a</text:span>nd that has been transplanted everywhere else in the <text:soft-page-break/>world, with the view of creating one size fits all. <text:span text:style-name="T162">T</text:span>hat mentality of my entitlement at the expense of someone else still continues. <text:span text:style-name="T162">I</text:span>f <text:span text:style-name="T31">we want to decolonize ourselves, it is coming back to the essence of who we are</text:span>; ie. becoming human again, <text:span text:style-name="T162">a</text:span>nd recognizing that <text:span text:style-name="T162">m</text:span>y happiness is dependent on your happiness.</text:p>
      <text:p text:style-name="P40"><text:span text:style-name="T57">Sr Lang Nghiem</text:span>: <text:span text:style-name="T163">Before parting, c</text:span>ould you offer us some words to fill our hearts with hope?</text:p>
      <text:p text:style-name="P41"><text:span text:style-name="T176">Tho Ha Vinh</text:span>: <text:span text:style-name="T164">M</text:span>y own <text:span text:style-name="T165">three </text:span>sources of happiness and well-being <text:span text:style-name="T164">are to </text:span><text:span text:style-name="T51">live in harmony with myself, with the people around me, and nature</text:span><text:span text:style-name="T71">. Those are</text:span><text:span text:style-name="T68"> </text:span>available for all of us. <text:span text:style-name="T164">It starts with</text:span> giving myself enough time, <text:span text:style-name="T164">to </text:span>practi<text:span text:style-name="T164">ce</text:span> mindfulness, <text:span text:style-name="T22">compassion</text:span>, <text:span text:style-name="T166">and </text:span>trying to live a life that is the manifestation of my deepest <text:span text:style-name="T68">values and highest aspirations</text:span>. <text:span text:style-name="T164">T</text:span>hat’s the first pillar.</text:p>
      <text:p text:style-name="P42">The second one is <text:span text:style-name="T31">living in harmony with the people around me</text:span>, beginning with my families and friends, <text:span text:style-name="T166">m</text:span>aking sure I <text:span text:style-name="T31">spend </text:span><text:span text:style-name="T52">enough </text:span><text:span text:style-name="T31">time with them</text:span>. I just had a weekend with all my children and grandchildren, celebrating my lovely wife’s 70th birthday. <text:span text:style-name="T166">C</text:span>ultivating <text:span text:style-name="T31">meaningful,</text:span> kind, loving, <text:span text:style-name="T166">and </text:span>generous relationship with all the people whom I meet is the second source of happiness and well-being.</text:p>
      <text:p text:style-name="P22">And thirdly, living in <text:span text:style-name="T31">harmony with nature</text:span>, taking enough time to be in nature, in the forest, in the mountain, in the woods or just in a little garden, if it’s all we have.</text:p>
      <text:p text:style-name="P42"><text:span text:style-name="T57">Reghina Harilal</text:span>: <text:span text:style-name="T166">H</text:span>ope is something that needs to be cultivated. <text:span text:style-name="T166">B</text:span><text:span text:style-name="T31">uild</text:span><text:span text:style-name="T52">ing</text:span><text:span text:style-name="T31"> my resilience is a sign of hope </text:span><text:span text:style-name="T52">for me</text:span>. I love dancing. I love <text:span text:style-name="T22">music</text:span>. So, it gives me great happiness to <text:span text:style-name="T31">start the day with a dance and a song</text:span> that gives me joy for the rest of the day. <text:span text:style-name="T166">E</text:span><text:span text:style-name="T31">motions may come and go</text:span>, but I can still <text:span text:style-name="T166">remember how I</text:span> started my day.</text:p>
      <text:p text:style-name="P42">I try to be very aware of the <text:span text:style-name="T31">intention</text:span> behind <text:span text:style-name="T166">my</text:span> action<text:span text:style-name="T166">s</text:span>, because if I do an action <text:span text:style-name="T166">with a</text:span> mindset of non-benefit, I’m in service, <text:span text:style-name="T52">because my</text:span> action already <text:span text:style-name="T166">has </text:span><text:span text:style-name="T31">the spirit that I want to see in the world</text:span>. <text:span text:style-name="T167">T</text:span>hat gives me hope and joy.</text:p>
      <text:p text:style-name="P23">When I am feeling despair, I <text:span text:style-name="T31">go for a walk </text:span><text:span text:style-name="T53">in nature</text:span>. Sometimes I just lie on the ground and say, “<text:span text:style-name="T31">Oh, just hold me.</text:span>” <text:span text:style-name="T167">Feeling</text:span> <text:span text:style-name="T167">the</text:span> connection with something larger than you are, <text:span text:style-name="T31">puts so many things in </text:span><text:span text:style-name="T7">perspective</text:span>. Life continues, whether I’m here to reap the benefit of what I have <text:span text:style-name="T167">done</text:span> or not. It doesn’t matter. Life continues and I’m part of that. In the Zulu tradition, when people die, they say ‘<text:span text:style-name="T31">we kneel,</text:span>’ because someone else can climb on our shoulders. <text:span text:style-name="T168">W</text:span>hen I transition on, when we all transition on, <text:span text:style-name="T31">we’ve laid some foundation </text:span><text:span text:style-name="T54">for</text:span><text:span text:style-name="T31"> someone else </text:span><text:span text:style-name="T54">to</text:span><text:span text:style-name="T31"> stand on </text:span><text:span text:style-name="T54">and </text:span><text:span text:style-name="T31">continue the work</text:span>, <text:span text:style-name="T168">t</text:span>hat gives me hope.</text:p>
      <text:p text:style-name="P43"><text:span text:style-name="T169">W</text:span>hen <text:span text:style-name="T31">Nelson Mandela</text:span> was in prison,<text:span text:style-name="T17"> he</text:span> used to stand looking out <text:span text:style-name="T169">from </text:span><text:span text:style-name="T17">Robben Island</text:span>, the island outside Cape Town surrounded by water which is very difficult to escape from. I once asked him, “<text:span text:style-name="T169">W</text:span>hen you looked out of your cell window and you looked at the lights in Cape Town, what did you think of?<text:span text:style-name="T74">”</text:span> <text:span text:style-name="T169">He replied</text:span>, <text:span text:style-name="T74">“</text:span>I had hope that one day I will be free, that one day South Africa will have Democratic elections.<text:span text:style-name="T74">”</text:span> He didn’t think it would happen in his lifetime. That was his hope. And that hope is something that if we cultivate in our actions, in our way of life, we can all achieve that freedom. <text:span text:style-name="T169">I</text:span> strongly believe that life on this Earth will continue. And that gives me hope. I may not be part of it. You may not be part of it. But it will continue. Our energy of what we do every day will help us continue that life, whether as a parent, as a family, as a teacher, <text:span text:style-name="T169">or</text:span> as a monastic. After all, life is just a sign of lo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Gentium Basic" svg:font-family="'Gentium Basic'"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1T17:44:04.285508782</dc:date>
    <dc:creator>Thien Khai</dc:creator>
    <meta:editing-duration>PT19H18M35S</meta:editing-duration>
    <meta:editing-cycles>197</meta:editing-cycles>
    <meta:generator>LibreOffice/7.4.7.2$Linux_X86_64 LibreOffice_project/40$Build-2</meta:generator>
    <meta:document-statistic meta:table-count="0" meta:image-count="0" meta:object-count="0" meta:page-count="7" meta:paragraph-count="61" meta:word-count="4393" meta:character-count="25068" meta:non-whitespace-character-count="20742"/>
  </office:meta>
</office:document-meta>
</file>